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string">
            <text:p>z_uav</text:p>
          </table:table-cell>
          <table:table-cell office:value-type="string">
            <text:p>z_camera</text:p>
          </table:table-cell>
          <table:table-cell office:value-type="string">
            <text:p>x_ball_initial</text:p>
          </table:table-cell>
          <table:table-cell office:value-type="string">
            <text:p>z_ball_initial</text:p>
          </table:table-cell>
          <table:table-cell office:value-type="string">
            <text:p>xlinear_ball</text:p>
          </table:table-cell>
          <table:table-cell office:value-type="string">
            <text:p>zlinear_ball</text:p>
          </table:table-cell>
          <table:table-cell office:value-type="string">
            <text:p>gravity</text:p>
          </table:table-cell>
          <table:table-cell/>
          <table:table-cell office:value-type="string">
            <text:p>a_function</text:p>
          </table:table-cell>
          <table:table-cell office:value-type="string">
            <text:p>b_function</text:p>
          </table:table-cell>
          <table:table-cell office:value-type="string">
            <text:p>c_function</text:p>
          </table:table-cell>
          <table:table-cell/>
          <table:table-cell office:value-type="string">
            <text:p>dist1</text:p>
          </table:table-cell>
          <table:table-cell table:style-name="Default" office:value-type="string">
            <text:p>dist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2]-0.06" office:value-type="float" office:value="1.19">
            <text:p>1.19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9.8">
            <text:p>9.8</text:p>
          </table:table-cell>
          <table:table-cell/>
          <table:table-cell table:formula="of:=-(1/2)*[.G2]/([.E2]*[.E2])" office:value-type="float" office:value="-0.196">
            <text:p>-0.196</text:p>
          </table:table-cell>
          <table:table-cell table:formula="of:=[.F2]/[.E2]-(1/2)*[.G2]*(-2*[.C2])/([.E2]*[.E2])" office:value-type="float" office:value="0.96">
            <text:p>0.96</text:p>
          </table:table-cell>
          <table:table-cell table:formula="of:=([.D2]-[.B2]) - [.F2]*[.C2]/[.E2] - (1/2)*[.G2]*([.C2]*[.C2])/([.E2]*[.E2])" office:value-type="float" office:value="-0.59">
            <text:p>-0.59</text:p>
          </table:table-cell>
          <table:table-cell/>
          <table:table-cell table:formula="of:=(-[.J2]+SQRT([.J2]*[.J2]-4*[.I2]*[.K2]))/(2*[.I2])" office:value-type="float" office:value="0.720599726297863">
            <text:p>0.720599726297863</text:p>
          </table:table-cell>
          <table:table-cell table:formula="of:=(-[.J2]-SQRT([.J2]*[.J2]-4*[.I2]*[.K2]))/(2*[.I2])" office:value-type="float" office:value="4.17735945737561">
            <text:p>4.1773594573756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3]-0.06" office:value-type="float" office:value="1.19">
            <text:p>1.19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9.8">
            <text:p>9.8</text:p>
          </table:table-cell>
          <table:table-cell/>
          <table:table-cell table:formula="of:=-(1/2)*[.G3]/([.E3]*[.E3])" office:value-type="float" office:value="-0.196">
            <text:p>-0.196</text:p>
          </table:table-cell>
          <table:table-cell table:formula="of:=[.F3]/[.E3]-(1/2)*[.G3]*(-2*[.C3])/([.E3]*[.E3])" office:value-type="float" office:value="0.76">
            <text:p>0.76</text:p>
          </table:table-cell>
          <table:table-cell table:formula="of:=([.D3]-[.B3]) - [.F3]*[.C3]/[.E3] - (1/2)*[.G3]*([.C3]*[.C3])/([.E3]*[.E3])" office:value-type="float" office:value="0.41">
            <text:p>0.41</text:p>
          </table:table-cell>
          <table:table-cell/>
          <table:table-cell table:formula="of:=(-[.J3]+SQRT([.J3]*[.J3]-4*[.I3]*[.K3]))/(2*[.I3])" office:value-type="float" office:value="-0.480043874053655">
            <text:p>-0.480043874053655</text:p>
          </table:table-cell>
          <table:table-cell table:formula="of:=(-[.J3]-SQRT([.J3]*[.J3]-4*[.I3]*[.K3]))/(2*[.I3])" office:value-type="float" office:value="4.35759489446182">
            <text:p>4.3575948944618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4]-0.06" office:value-type="float" office:value="1.19">
            <text:p>1.19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.8">
            <text:p>9.8</text:p>
          </table:table-cell>
          <table:table-cell/>
          <table:table-cell table:formula="of:=-(1/2)*[.G4]/([.E4]*[.E4])" office:value-type="float" office:value="-0.196">
            <text:p>-0.196</text:p>
          </table:table-cell>
          <table:table-cell table:formula="of:=[.F4]/[.E4]-(1/2)*[.G4]*(-2*[.C4])/([.E4]*[.E4])" office:value-type="float" office:value="0.56">
            <text:p>0.56</text:p>
          </table:table-cell>
          <table:table-cell table:formula="of:=([.D4]-[.B4]) - [.F4]*[.C4]/[.E4] - (1/2)*[.G4]*([.C4]*[.C4])/([.E4]*[.E4])" office:value-type="float" office:value="1.41">
            <text:p>1.41</text:p>
          </table:table-cell>
          <table:table-cell/>
          <table:table-cell table:formula="of:=(-[.J4]+SQRT([.J4]*[.J4]-4*[.I4]*[.K4]))/(2*[.I4])" office:value-type="float" office:value="-1.61029248374038">
            <text:p>-1.61029248374038</text:p>
          </table:table-cell>
          <table:table-cell table:formula="of:=(-[.J4]-SQRT([.J4]*[.J4]-4*[.I4]*[.K4]))/(2*[.I4])" office:value-type="float" office:value="4.46743534088324">
            <text:p>4.4674353408832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5]-0.06"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9.8">
            <text:p>9.8</text:p>
          </table:table-cell>
          <table:table-cell/>
          <table:table-cell table:formula="of:=-(1/2)*[.G5]/([.E5]*[.E5])" office:value-type="float" office:value="-0.196">
            <text:p>-0.196</text:p>
          </table:table-cell>
          <table:table-cell table:formula="of:=[.F5]/[.E5]-(1/2)*[.G5]*(-2*[.C5])/([.E5]*[.E5])" office:value-type="float" office:value="1.352">
            <text:p>1.352</text:p>
          </table:table-cell>
          <table:table-cell table:formula="of:=([.D5]-[.B5]) - [.F5]*[.C5]/[.E5] - (1/2)*[.G5]*([.C5]*[.C5])/([.E5]*[.E5])" office:value-type="float" office:value="-1.746">
            <text:p>-1.746</text:p>
          </table:table-cell>
          <table:table-cell/>
          <table:table-cell table:formula="of:=(-[.J5]+SQRT([.J5]*[.J5]-4*[.I5]*[.K5]))/(2*[.I5])" office:value-type="float" office:value="1.72059972629786">
            <text:p>1.72059972629786</text:p>
          </table:table-cell>
          <table:table-cell table:formula="of:=(-[.J5]-SQRT([.J5]*[.J5]-4*[.I5]*[.K5]))/(2*[.I5])" office:value-type="float" office:value="5.17735945737561">
            <text:p>5.1773594573756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6]-0.06"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9.8">
            <text:p>9.8</text:p>
          </table:table-cell>
          <table:table-cell/>
          <table:table-cell table:formula="of:=-(1/2)*[.G6]/([.E6]*[.E6])" office:value-type="float" office:value="-0.196">
            <text:p>-0.196</text:p>
          </table:table-cell>
          <table:table-cell table:formula="of:=[.F6]/[.E6]-(1/2)*[.G6]*(-2*[.C6])/([.E6]*[.E6])" office:value-type="float" office:value="1.152">
            <text:p>1.152</text:p>
          </table:table-cell>
          <table:table-cell table:formula="of:=([.D6]-[.B6]) - [.F6]*[.C6]/[.E6] - (1/2)*[.G6]*([.C6]*[.C6])/([.E6]*[.E6])" office:value-type="float" office:value="-0.546">
            <text:p>-0.546</text:p>
          </table:table-cell>
          <table:table-cell/>
          <table:table-cell table:formula="of:=(-[.J6]+SQRT([.J6]*[.J6]-4*[.I6]*[.K6]))/(2*[.I6])" office:value-type="float" office:value="0.519956125946345">
            <text:p>0.519956125946345</text:p>
          </table:table-cell>
          <table:table-cell table:formula="of:=(-[.J6]-SQRT([.J6]*[.J6]-4*[.I6]*[.K6]))/(2*[.I6])" office:value-type="float" office:value="5.35759489446182">
            <text:p>5.3575948944618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7]-0.06"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.8">
            <text:p>9.8</text:p>
          </table:table-cell>
          <table:table-cell/>
          <table:table-cell table:formula="of:=-(1/2)*[.G7]/([.E7]*[.E7])" office:value-type="float" office:value="-0.196">
            <text:p>-0.196</text:p>
          </table:table-cell>
          <table:table-cell table:formula="of:=[.F7]/[.E7]-(1/2)*[.G7]*(-2*[.C7])/([.E7]*[.E7])" office:value-type="float" office:value="0.952">
            <text:p>0.952</text:p>
          </table:table-cell>
          <table:table-cell table:formula="of:=([.D7]-[.B7]) - [.F7]*[.C7]/[.E7] - (1/2)*[.G7]*([.C7]*[.C7])/([.E7]*[.E7])" office:value-type="float" office:value="0.654000000000001">
            <text:p>0.654000000000001</text:p>
          </table:table-cell>
          <table:table-cell/>
          <table:table-cell table:formula="of:=(-[.J7]+SQRT([.J7]*[.J7]-4*[.I7]*[.K7]))/(2*[.I7])" office:value-type="float" office:value="-0.610292483740379">
            <text:p>-0.610292483740379</text:p>
          </table:table-cell>
          <table:table-cell table:formula="of:=(-[.J7]-SQRT([.J7]*[.J7]-4*[.I7]*[.K7]))/(2*[.I7])" office:value-type="float" office:value="5.46743534088324">
            <text:p>5.46743534088324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8]-0.06" office:value-type="float" office:value="1.19">
            <text:p>1.19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9.8">
            <text:p>9.8</text:p>
          </table:table-cell>
          <table:table-cell/>
          <table:table-cell table:formula="of:=-(1/2)*[.G8]/([.E8]*[.E8])" office:value-type="float" office:value="-0.196">
            <text:p>-0.196</text:p>
          </table:table-cell>
          <table:table-cell table:formula="of:=[.F8]/[.E8]-(1/2)*[.G8]*(-2*[.C8])/([.E8]*[.E8])" office:value-type="float" office:value="1.744">
            <text:p>1.744</text:p>
          </table:table-cell>
          <table:table-cell table:formula="of:=([.D8]-[.B8]) - [.F8]*[.C8]/[.E8] - (1/2)*[.G8]*([.C8]*[.C8])/([.E8]*[.E8])" office:value-type="float" office:value="-3.294">
            <text:p>-3.294</text:p>
          </table:table-cell>
          <table:table-cell/>
          <table:table-cell table:formula="of:=(-[.J8]+SQRT([.J8]*[.J8]-4*[.I8]*[.K8]))/(2*[.I8])" office:value-type="float" office:value="2.72059972629786">
            <text:p>2.72059972629786</text:p>
          </table:table-cell>
          <table:table-cell table:formula="of:=(-[.J8]-SQRT([.J8]*[.J8]-4*[.I8]*[.K8]))/(2*[.I8])" office:value-type="float" office:value="6.17735945737561">
            <text:p>6.1773594573756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9]-0.06" office:value-type="float" office:value="1.19">
            <text:p>1.19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9.8">
            <text:p>9.8</text:p>
          </table:table-cell>
          <table:table-cell/>
          <table:table-cell table:formula="of:=-(1/2)*[.G9]/([.E9]*[.E9])" office:value-type="float" office:value="-0.196">
            <text:p>-0.196</text:p>
          </table:table-cell>
          <table:table-cell table:formula="of:=[.F9]/[.E9]-(1/2)*[.G9]*(-2*[.C9])/([.E9]*[.E9])" office:value-type="float" office:value="1.544">
            <text:p>1.544</text:p>
          </table:table-cell>
          <table:table-cell table:formula="of:=([.D9]-[.B9]) - [.F9]*[.C9]/[.E9] - (1/2)*[.G9]*([.C9]*[.C9])/([.E9]*[.E9])" office:value-type="float" office:value="-1.894">
            <text:p>-1.894</text:p>
          </table:table-cell>
          <table:table-cell/>
          <table:table-cell table:formula="of:=(-[.J9]+SQRT([.J9]*[.J9]-4*[.I9]*[.K9]))/(2*[.I9])" office:value-type="float" office:value="1.51995612594635">
            <text:p>1.51995612594635</text:p>
          </table:table-cell>
          <table:table-cell table:formula="of:=(-[.J9]-SQRT([.J9]*[.J9]-4*[.I9]*[.K9]))/(2*[.I9])" office:value-type="float" office:value="6.35759489446182">
            <text:p>6.3575948944618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[.A10]-0.06" office:value-type="float" office:value="1.19">
            <text:p>1.19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.8">
            <text:p>9.8</text:p>
          </table:table-cell>
          <table:table-cell/>
          <table:table-cell table:formula="of:=-(1/2)*[.G10]/([.E10]*[.E10])" office:value-type="float" office:value="-0.196">
            <text:p>-0.196</text:p>
          </table:table-cell>
          <table:table-cell table:formula="of:=[.F10]/[.E10]-(1/2)*[.G10]*(-2*[.C10])/([.E10]*[.E10])" office:value-type="float" office:value="1.344">
            <text:p>1.344</text:p>
          </table:table-cell>
          <table:table-cell table:formula="of:=([.D10]-[.B10]) - [.F10]*[.C10]/[.E10] - (1/2)*[.G10]*([.C10]*[.C10])/([.E10]*[.E10])" office:value-type="float" office:value="-0.494">
            <text:p>-0.494</text:p>
          </table:table-cell>
          <table:table-cell/>
          <table:table-cell table:formula="of:=(-[.J10]+SQRT([.J10]*[.J10]-4*[.I10]*[.K10]))/(2*[.I10])" office:value-type="float" office:value="0.389707516259622">
            <text:p>0.389707516259622</text:p>
          </table:table-cell>
          <table:table-cell table:formula="of:=(-[.J10]-SQRT([.J10]*[.J10]-4*[.I10]*[.K10]))/(2*[.I10])" office:value-type="float" office:value="6.46743534088324">
            <text:p>6.4674353408832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09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ng </meta:initial-creator>
    <meta:creation-date>2012-07-29T02:05:09</meta:creation-date>
    <dc:date>2012-08-15T09:39:38</dc:date>
    <dc:creator>leng </dc:creator>
    <meta:editing-duration>PT03H17M46S</meta:editing-duration>
    <meta:editing-cycles>20</meta:editing-cycles>
    <meta:generator>OpenOffice.org/3.2$Unix OpenOffice.org_project/320m12$Build-9483</meta:generator>
    <meta:document-statistic meta:table-count="3" meta:cell-count="120" meta:object-count="0"/>
  </office:meta>
</office:document-meta>
</file>